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2pt" style:text-underline-style="solid" style:text-underline-width="auto" style:text-underline-color="font-color" fo:font-weight="normal" officeooo:rsid="002e71e2" officeooo:paragraph-rsid="001d7b8f" style:font-size-asian="12pt" style:font-weight-asian="normal" style:font-size-complex="12pt" style:font-weight-complex="normal"/>
    </style:style>
    <style:style style:name="P2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2pt" style:text-underline-style="solid" style:text-underline-width="auto" style:text-underline-color="font-color" fo:font-weight="normal" officeooo:rsid="002e71e2" officeooo:paragraph-rsid="001d7b8f" style:font-size-asian="12pt" style:font-weight-asian="normal" style:font-size-complex="12pt" style:font-weight-complex="normal"/>
    </style:style>
    <style:style style:name="P3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2pt" style:text-underline-style="solid" style:text-underline-width="auto" style:text-underline-color="font-color" fo:font-weight="normal" officeooo:rsid="0033c37a" officeooo:paragraph-rsid="001ebc8d" style:font-size-asian="12pt" style:font-weight-asian="normal" style:font-size-complex="12pt" style:font-weight-complex="normal"/>
    </style:style>
    <style:style style:name="P4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3c37a" officeooo:paragraph-rsid="001ebc8d" style:font-size-asian="8.75pt" style:font-weight-asian="normal" style:font-size-complex="10pt" style:font-weight-complex="normal"/>
    </style:style>
    <style:style style:name="P5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3c37a" officeooo:paragraph-rsid="002f25fb" style:font-size-asian="8.75pt" style:font-weight-asian="normal" style:font-size-complex="10pt" style:font-weight-complex="normal"/>
    </style:style>
    <style:style style:name="P6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3c37a" officeooo:paragraph-rsid="0030dff1" style:font-size-asian="8.75pt" style:font-weight-asian="normal" style:font-size-complex="10pt" style:font-weight-complex="normal"/>
    </style:style>
    <style:style style:name="P7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32e46" officeooo:paragraph-rsid="00232e46" style:font-size-asian="8.75pt" style:font-weight-asian="normal" style:font-size-complex="10pt" style:font-weight-complex="normal"/>
    </style:style>
    <style:style style:name="P8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5438d" officeooo:paragraph-rsid="0025438d" style:font-size-asian="8.75pt" style:font-weight-asian="normal" style:font-size-complex="10pt" style:font-weight-complex="normal"/>
    </style:style>
    <style:style style:name="P9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5438d" officeooo:paragraph-rsid="0025438d" style:font-size-asian="8.75pt" style:font-weight-asian="normal" style:font-size-complex="10pt" style:font-weight-complex="normal"/>
    </style:style>
    <style:style style:name="P10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c731b" officeooo:paragraph-rsid="002c731b" style:font-size-asian="8.75pt" style:font-weight-asian="normal" style:font-size-complex="10pt" style:font-weight-complex="normal"/>
    </style:style>
    <style:style style:name="P11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c731b" officeooo:paragraph-rsid="0030dff1" style:font-size-asian="8.75pt" style:font-weight-asian="normal" style:font-size-complex="10pt" style:font-weight-complex="normal"/>
    </style:style>
    <style:style style:name="P12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5cd30" officeooo:paragraph-rsid="0035cd30" style:font-size-asian="8.75pt" style:font-weight-asian="normal" style:font-size-complex="10pt" style:font-weight-complex="normal"/>
    </style:style>
    <style:style style:name="P13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907a1" officeooo:paragraph-rsid="003907a1" style:font-size-asian="8.75pt" style:font-weight-asian="normal" style:font-size-complex="10pt" style:font-weight-complex="normal"/>
    </style:style>
    <style:style style:name="P14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b9abe" officeooo:paragraph-rsid="003b9abe" style:font-size-asian="8.75pt" style:font-weight-asian="normal" style:font-size-complex="10pt" style:font-weight-complex="normal"/>
    </style:style>
    <style:style style:name="P15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ce898" officeooo:paragraph-rsid="003ce898" style:font-size-asian="8.75pt" style:font-weight-asian="normal" style:font-size-complex="10pt" style:font-weight-complex="normal"/>
    </style:style>
    <style:style style:name="P16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solid" style:text-underline-width="auto" style:text-underline-color="font-color" fo:font-weight="normal" officeooo:rsid="003b9abe" officeooo:paragraph-rsid="003b9abe" style:font-size-asian="8.75pt" style:font-weight-asian="normal" style:font-size-complex="10pt" style:font-weight-complex="normal"/>
    </style:style>
    <style:style style:name="P17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.074cm" fo:border-left="none" fo:border-right="none" fo:border-top="none" fo:border-bottom="0.06pt solid #000000" style:join-border="false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33c37a" officeooo:paragraph-rsid="003566d3" style:font-size-asian="8.75pt" style:font-weight-asian="normal" style:font-size-complex="10pt" style:font-weight-complex="normal"/>
    </style:style>
    <style:style style:name="P18" style:family="paragraph" style:parent-style-name="Standard" style:list-style-name="L2" style:master-page-name="">
      <loext:graphic-properties draw:fill="none"/>
      <style:paragraph-properties fo:margin-left="1.101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>
        <style:tab-stops>
          <style:tab-stop style:position="0.212cm"/>
          <style:tab-stop style:position="0.503cm"/>
        </style:tab-stops>
      </style:paragraph-properties>
      <style:text-properties fo:color="#0000ff" fo:font-size="10pt" style:text-underline-style="none" fo:font-weight="normal" officeooo:rsid="0023c46c" officeooo:paragraph-rsid="0023c46c" style:font-size-asian="8.75pt" style:font-weight-asian="normal" style:font-size-complex="10pt" style:font-weight-complex="normal"/>
    </style:style>
    <style:style style:name="P19" style:family="paragraph" style:parent-style-name="Standard" style:list-style-name="L2">
      <loext:graphic-properties draw:fill="none"/>
      <style:paragraph-properties fo:margin-left="1.101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ff" fo:font-size="10pt" style:text-underline-style="none" fo:font-weight="normal" officeooo:rsid="0023c46c" officeooo:paragraph-rsid="0025438d" style:font-size-asian="8.75pt" style:font-weight-asian="normal" style:font-size-complex="10pt" style:font-weight-complex="normal"/>
    </style:style>
    <style:style style:name="P20" style:family="paragraph" style:parent-style-name="Standard" style:list-style-name="L2">
      <loext:graphic-properties draw:fill="none"/>
      <style:paragraph-properties fo:margin-left="1.101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color="#000000" fo:font-size="10pt" style:text-underline-style="none" fo:font-weight="normal" officeooo:rsid="002f25fb" officeooo:paragraph-rsid="0030dff1" style:font-size-asian="8.75pt" style:font-weight-asian="normal" style:font-size-complex="10pt" style:font-weight-complex="normal"/>
    </style:style>
    <style:style style:name="P21" style:family="paragraph" style:parent-style-name="Standard" style:list-style-name="L2" style:master-page-name="">
      <loext:graphic-properties draw:fill="none"/>
      <style:paragraph-properties fo:margin-left="1.101cm" fo:margin-right="0cm" fo:margin-top="0cm" fo:margin-bottom="0cm" loext:contextual-spacing="false" fo:line-height="100%" fo:text-align="start" style:justify-single-word="false" fo:text-indent="-0.6cm" style:auto-text-indent="false" style:page-number="auto" fo:background-color="transparent">
        <style:tab-stops>
          <style:tab-stop style:position="0.212cm"/>
          <style:tab-stop style:position="0.503cm"/>
        </style:tab-stops>
      </style:paragraph-properties>
      <style:text-properties fo:color="#0000ff" fo:font-size="10pt" style:text-underline-style="none" fo:font-weight="normal" officeooo:rsid="0027545f" officeooo:paragraph-rsid="0027545f" style:font-size-asian="8.75pt" style:font-weight-asian="normal" style:font-size-complex="10pt" style:font-weight-complex="normal"/>
    </style:style>
    <style:style style:name="P22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2pt" style:text-underline-style="none" fo:font-weight="normal" officeooo:rsid="00293089" officeooo:paragraph-rsid="001120cf" style:font-size-asian="12pt" style:font-weight-asian="normal" style:font-size-complex="12pt" style:font-weight-complex="normal"/>
    </style:style>
    <style:style style:name="P23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0pt" style:text-underline-style="none" fo:font-weight="normal" officeooo:rsid="0011ebe9" officeooo:paragraph-rsid="0011ebe9" style:font-size-asian="8.75pt" style:font-weight-asian="normal" style:font-size-complex="10pt" style:font-weight-complex="normal"/>
    </style:style>
    <style:style style:name="P24" style:family="paragraph" style:parent-style-name="Text_20_body" style:list-styl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212cm"/>
          <style:tab-stop style:position="0.503cm"/>
        </style:tab-stops>
      </style:paragraph-properties>
      <style:text-properties fo:font-size="13pt" style:text-underline-style="solid" style:text-underline-width="auto" style:text-underline-color="font-color" fo:font-weight="normal" officeooo:rsid="0011ebe9" officeooo:paragraph-rsid="001cc384" style:font-size-asian="13pt" style:font-weight-asian="normal" style:font-size-complex="13pt" style:font-weight-complex="normal"/>
    </style:style>
    <style:style style:name="T1" style:family="text">
      <style:text-properties officeooo:rsid="001279c6"/>
    </style:style>
    <style:style style:name="T2" style:family="text">
      <style:text-properties style:text-underline-style="none"/>
    </style:style>
    <style:style style:name="T3" style:family="text">
      <style:text-properties fo:color="#000000"/>
    </style:style>
    <style:style style:name="T4" style:family="text">
      <style:text-properties fo:color="#000000" officeooo:rsid="002c962f"/>
    </style:style>
    <style:style style:name="T5" style:family="text">
      <style:text-properties officeooo:rsid="00203379"/>
    </style:style>
    <style:style style:name="T6" style:family="text">
      <style:text-properties officeooo:rsid="0025438d"/>
    </style:style>
    <style:style style:name="T7" style:family="text">
      <style:text-properties officeooo:rsid="002548e0"/>
    </style:style>
    <style:style style:name="T8" style:family="text">
      <style:text-properties officeooo:rsid="0028ada3"/>
    </style:style>
    <style:style style:name="T9" style:family="text">
      <style:text-properties officeooo:rsid="002b1b5c"/>
    </style:style>
    <style:style style:name="T10" style:family="text">
      <style:text-properties officeooo:rsid="002c731b"/>
    </style:style>
    <style:style style:name="T11" style:family="text">
      <style:text-properties officeooo:rsid="0030dff1"/>
    </style:style>
    <style:style style:name="T12" style:family="text">
      <style:text-properties officeooo:rsid="00317898"/>
    </style:style>
    <style:style style:name="T13" style:family="text">
      <style:text-properties officeooo:rsid="003566d3"/>
    </style:style>
    <style:style style:name="T14" style:family="text">
      <style:text-properties officeooo:rsid="00381b89"/>
    </style:style>
    <style:style style:name="T15" style:family="text">
      <style:text-properties officeooo:rsid="003907a1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381b89"/>
    </style:style>
    <style:style style:name="T18" style:family="text">
      <style:text-properties fo:color="#ff9900" officeooo:rsid="003907a1"/>
    </style:style>
    <style:style style:name="T19" style:family="text">
      <style:text-properties fo:color="#00ff66" officeooo:rsid="003907a1"/>
    </style:style>
    <style:style style:name="T20" style:family="text">
      <style:text-properties fo:color="#00ff66" officeooo:rsid="003907a1" fo:background-color="#ffff00" loext:char-shading-value="0"/>
    </style:style>
    <style:style style:name="T21" style:family="text">
      <style:text-properties fo:color="#00ff66" officeooo:rsid="003907a1" fo:background-color="#ffff00" loext:char-shading-value="0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/>
      <text:h text:style-name="P23" text:outline-level="2"/>
      <text:h text:style-name="P23" text:outline-level="2"/>
      <text:h text:style-name="P23" text:outline-level="2"/>
      <text:h text:style-name="P23" text:outline-level="2"/>
      <text:h text:style-name="P24" text:outline-level="2">Tutorial 6 pero con mi aplicación --<text:span text:style-name="T1">&gt;</text:span> <text:span text:style-name="T1">taxis amarillos</text:span></text:h>
      <text:h text:style-name="P24" text:outline-level="2"/>
      <text:list xml:id="list6033126626849617320" text:style-name="L1">
        <text:list-item>
          <text:h text:style-name="P1" text:outline-level="2"><text:span text:style-name="T4">C</text:span><text:span text:style-name="T3">reando la base de datos</text:span></text:h>
        </text:list-item>
      </text:list>
      <text:h text:style-name="P2" text:outline-level="2"/>
      <text:list xml:id="list4088308337014646724" text:style-name="L2">
        <text:list-item>
          <text:h text:style-name="P3" text:outline-level="2">Cargando y Administrando Datos</text:h>
          <text:h text:style-name="P4" text:outline-level="2">-<text:span text:style-name="T5">Cargamos los datos del csv en un .txt</text:span></text:h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7" text:outline-level="2">- primero creo la base de datos yellow_tripdata del mi archivo codigo.sql</text:h>
                          <text:h text:style-name="P18" text:outline-level="2">&gt; FILE codigo.sql</text:h>
                          <text:list>
                            <text:list-header>
                              <text:h text:style-name="P19" text:outline-level="2">$ <text:s/><text:span text:style-name="T6">csvloader --skip 1 -f data/yellow_tripdata_2017-12.csv yellow_tripdata --limitrows 100000</text:span></text:h>
                              <text:list>
                                <text:list-header>
                                  <text:h text:style-name="P20" text:outline-level="2"><text:s text:c="6"/>*esto tarda <text:span text:style-name="T11">26.68 seconds</text:span></text:h>
                                </text:list-header>
                              </text:list>
                              <text:h text:style-name="P21" text:outline-level="2">$ <text:span text:style-name="T6">csvloader --skip 1 -f data/</text:span>taxi+_zone_lookup.<text:span text:style-name="T6">csv </text:span>Location</text:h>
                            </text:list-header>
                          </text:list>
                          <text:h text:style-name="P8" text:outline-level="2">- limitrow<text:span text:style-name="T7">s</text:span> sirve para cargar el numero de lineas leidas como máximo.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9" text:outline-level="2"/>
      <text:h text:style-name="P9" text:outline-level="2">-<text:span text:style-name="T8">con esto habré cargado las rutas y las zonas, dos tablas.</text:span></text:h>
      <text:h text:style-name="P9" text:outline-level="2"/>
      <text:h text:style-name="P9" text:outline-level="2">--<text:span text:style-name="T9">creo indices para las tablas y particiones</text:span></text:h>
      <text:h text:style-name="P10" text:outline-level="2">--creo un índice que agrupe las rutas por el id del lugar de origen y destino</text:h>
      <text:h text:style-name="P10" text:outline-level="2">--creo un indice que agrupe por el id y la ciudad --¿sería el mejor?</text:h>
      <text:h text:style-name="P10" text:outline-level="2"/>
      <text:h text:style-name="P10" text:outline-level="2">-<text:span text:style-name="T12">cxreo lasparticiones, se supone que se cargará el csv mucho mas rápido, cuando se redacte consultar el turorial parte 3</text:span></text:h>
      <text:h text:style-name="P9" text:outline-level="2"/>
      <text:list xml:id="list142502260234919" text:continue-numbering="true" text:style-name="L2">
        <text:list-header>
          <text:h text:style-name="P5" text:outline-level="2">*<text:span text:style-name="T10">cosas curiosas por crearlos índices</text:span></text:h>
          <text:h text:style-name="P11" text:outline-level="2">----Hacer una select <text:s/>de la tabla yellow_tripdata sin índice con 100.000 → 0,57s , con índice → 0,65s, esto es porque es un select completo,pero cuando se haga select buscando por lugares será mucho mas rápido.</text:h>
        </text:list-header>
      </text:list>
      <text:h text:style-name="P6" text:outline-level="2"/>
      <text:h text:style-name="P6" text:outline-level="2">----------------------------</text:h>
      <text:h text:style-name="P17" text:outline-level="2">--<text:span text:style-name="T13">he creado dos procedimeintos simples recompilados de ejemplo: numtrips_PU y Boroughs_name</text:span></text:h>
      <text:h text:style-name="P17" text:outline-level="2"/>
      <text:h text:style-name="P12" text:outline-level="2">Procedimientos mas elavorados:</text:h>
      <text:h text:style-name="P12" text:outline-level="2">-<text:span text:style-name="T14">Escribo los </text:span><text:span text:style-name="T17">dosmismos</text:span><text:span text:style-name="T14"> ejemplos de antes perocon java</text:span></text:h>
      <text:h text:style-name="P12" text:outline-level="2">* <text:span text:style-name="T15">con filds se pueden elegir las columnas que queramos en el csv</text:span></text:h>
      <text:h text:style-name="P12" text:outline-level="2">* -<text:span text:style-name="T15">p se usa para <text:s/>indicar que usamos un procedimiento almacenado en el csv </text:span><text:span text:style-name="T21">--→&gt;estolo tendremos que hacer</text:span></text:h>
      <text:h text:style-name="P12" text:outline-level="2"/>
      <text:h text:style-name="P13" text:outline-level="2">IMPORTANTE--→&gt; distingue entre mayusculas y minuscuilas</text:h>
      <text:h text:style-name="P13" text:outline-level="2">Ejemplo ejecución: exec ejemplo_simple 'central park';</text:h>
      <text:h text:style-name="P13" text:outline-level="2"/>
      <text:h text:style-name="P16" text:outline-level="2">Parte 6:</text:h>
      <text:h text:style-name="P14" text:outline-level="2"/>
      <text:h text:style-name="P15" text:outline-level="2">Hace una aplicación con python para cargar alertas, una aplicación cliente con js y html de uncliente solo y luego una aplicación con java con mcuhosclientes (está es a traves del terminal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9:56:15.686568902</meta:creation-date>
    <dc:date>2018-04-28T14:25:01.991604021</dc:date>
    <meta:editing-duration>PT6H31M36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296" meta:character-count="1782" meta:non-whitespace-character-count="1518"/>
  </office:meta>
</office:document-meta>
</file>